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ac06" officeooo:paragraph-rsid="000cac06"/>
    </style:style>
    <style:style style:name="P2" style:family="paragraph" style:parent-style-name="Standard">
      <style:text-properties officeooo:rsid="000e5f83" officeooo:paragraph-rsid="000e5f83"/>
    </style:style>
    <style:style style:name="P3" style:family="paragraph" style:parent-style-name="Standard" style:list-style-name="L1">
      <style:text-properties officeooo:rsid="00120a32" officeooo:paragraph-rsid="00120a32"/>
    </style:style>
    <style:style style:name="P4" style:family="paragraph" style:parent-style-name="Standard" style:list-style-name="L1">
      <style:text-properties officeooo:rsid="00120a32" officeooo:paragraph-rsid="002f0ada"/>
    </style:style>
    <style:style style:name="P5" style:family="paragraph" style:parent-style-name="Standard" style:list-style-name="L1">
      <style:text-properties officeooo:rsid="00120a32" officeooo:paragraph-rsid="0041c1e3"/>
    </style:style>
    <style:style style:name="P6" style:family="paragraph" style:parent-style-name="Standard">
      <style:text-properties officeooo:rsid="00120a32" officeooo:paragraph-rsid="0041c1e3"/>
    </style:style>
    <style:style style:name="P7" style:family="paragraph" style:parent-style-name="Standard" style:list-style-name="L1">
      <style:text-properties officeooo:rsid="00140259" officeooo:paragraph-rsid="00140259"/>
    </style:style>
    <style:style style:name="P8" style:family="paragraph" style:parent-style-name="Standard">
      <style:text-properties officeooo:rsid="00140259" officeooo:paragraph-rsid="00140259"/>
    </style:style>
    <style:style style:name="P9" style:family="paragraph" style:parent-style-name="Standard" style:list-style-name="L1">
      <style:text-properties officeooo:rsid="0015c272" officeooo:paragraph-rsid="0015c272"/>
    </style:style>
    <style:style style:name="P10" style:family="paragraph" style:parent-style-name="Standard" style:list-style-name="L1">
      <style:text-properties officeooo:rsid="00167792" officeooo:paragraph-rsid="00167792"/>
    </style:style>
    <style:style style:name="P11" style:family="paragraph" style:parent-style-name="Standard" style:list-style-name="L1">
      <style:text-properties officeooo:rsid="001813e5" officeooo:paragraph-rsid="001813e5"/>
    </style:style>
    <style:style style:name="P12" style:family="paragraph" style:parent-style-name="Standard" style:list-style-name="L1">
      <style:text-properties officeooo:rsid="0019d18f" officeooo:paragraph-rsid="0019d18f"/>
    </style:style>
    <style:style style:name="P13" style:family="paragraph" style:parent-style-name="Standard">
      <style:text-properties officeooo:paragraph-rsid="000cac06"/>
    </style:style>
    <style:style style:name="P14" style:family="paragraph" style:parent-style-name="Standard" style:list-style-name="L1">
      <style:text-properties officeooo:rsid="001fe4ee" officeooo:paragraph-rsid="001fe4ee"/>
    </style:style>
    <style:style style:name="P15" style:family="paragraph" style:parent-style-name="Standard" style:list-style-name="L1">
      <style:text-properties officeooo:rsid="0020c629" officeooo:paragraph-rsid="0020c629"/>
    </style:style>
    <style:style style:name="P16" style:family="paragraph" style:parent-style-name="Standard">
      <style:text-properties officeooo:rsid="0020c629" officeooo:paragraph-rsid="0020c629"/>
    </style:style>
    <style:style style:name="P17" style:family="paragraph" style:parent-style-name="Standard" style:list-style-name="L1">
      <style:text-properties officeooo:rsid="00245ed0" officeooo:paragraph-rsid="00245ed0"/>
    </style:style>
    <style:style style:name="P18" style:family="paragraph" style:parent-style-name="Standard">
      <style:text-properties officeooo:rsid="00245ed0" officeooo:paragraph-rsid="00245ed0"/>
    </style:style>
    <style:style style:name="P19" style:family="paragraph" style:parent-style-name="Standard" style:list-style-name="L1">
      <style:text-properties officeooo:rsid="002859c0" officeooo:paragraph-rsid="002859c0"/>
    </style:style>
    <style:style style:name="P20" style:family="paragraph" style:parent-style-name="Standard">
      <style:text-properties officeooo:rsid="002859c0" officeooo:paragraph-rsid="002859c0"/>
    </style:style>
    <style:style style:name="P21" style:family="paragraph" style:parent-style-name="Standard" style:list-style-name="L1">
      <style:text-properties officeooo:rsid="002a044b" officeooo:paragraph-rsid="002a044b"/>
    </style:style>
    <style:style style:name="P22" style:family="paragraph" style:parent-style-name="Standard">
      <style:text-properties officeooo:rsid="002a044b" officeooo:paragraph-rsid="002a044b"/>
    </style:style>
    <style:style style:name="P23" style:family="paragraph" style:parent-style-name="Standard" style:list-style-name="L1">
      <style:text-properties officeooo:rsid="002f0ada" officeooo:paragraph-rsid="002f9513"/>
    </style:style>
    <style:style style:name="P24" style:family="paragraph" style:parent-style-name="Standard">
      <style:text-properties officeooo:rsid="002f0ada" officeooo:paragraph-rsid="002f9513"/>
    </style:style>
    <style:style style:name="P25" style:family="paragraph" style:parent-style-name="Standard" style:list-style-name="L1">
      <style:text-properties officeooo:rsid="0030ad41" officeooo:paragraph-rsid="0030ad41"/>
    </style:style>
    <style:style style:name="P26" style:family="paragraph" style:parent-style-name="Standard" style:list-style-name="L1">
      <style:text-properties officeooo:rsid="003446b7" officeooo:paragraph-rsid="003446b7"/>
    </style:style>
    <style:style style:name="P27" style:family="paragraph" style:parent-style-name="Standard" style:list-style-name="L1">
      <style:text-properties officeooo:rsid="00370d17" officeooo:paragraph-rsid="00370d17"/>
    </style:style>
    <style:style style:name="P28" style:family="paragraph" style:parent-style-name="Standard" style:list-style-name="L1">
      <style:text-properties officeooo:rsid="0041c1e3" officeooo:paragraph-rsid="0041c1e3"/>
    </style:style>
    <style:style style:name="P29" style:family="paragraph" style:parent-style-name="Standard" style:list-style-name="L1">
      <style:text-properties officeooo:rsid="00440f8a" officeooo:paragraph-rsid="00440f8a"/>
    </style:style>
    <style:style style:name="P30" style:family="paragraph" style:parent-style-name="Standard">
      <style:text-properties officeooo:rsid="00440f8a" officeooo:paragraph-rsid="00440f8a"/>
    </style:style>
    <style:style style:name="P31" style:family="paragraph" style:parent-style-name="Standard" style:list-style-name="L1">
      <style:text-properties officeooo:rsid="0045badd" officeooo:paragraph-rsid="0045badd"/>
    </style:style>
    <style:style style:name="P32" style:family="paragraph" style:parent-style-name="Standard" style:list-style-name="L1">
      <style:text-properties officeooo:rsid="0048008b" officeooo:paragraph-rsid="0048008b"/>
    </style:style>
    <style:style style:name="T1" style:family="text">
      <style:text-properties officeooo:rsid="000cac06"/>
    </style:style>
    <style:style style:name="T2" style:family="text">
      <style:text-properties officeooo:rsid="001ad571"/>
    </style:style>
    <style:style style:name="T3" style:family="text">
      <style:text-properties officeooo:rsid="001d1f27"/>
    </style:style>
    <style:style style:name="T4" style:family="text">
      <style:text-properties officeooo:rsid="001e1e73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position="0% 100%" fo:font-weight="normal" style:font-weight-asian="normal" style:font-weight-complex="normal"/>
    </style:style>
    <style:style style:name="T7" style:family="text">
      <style:text-properties style:text-position="0% 100%" fo:font-weight="normal" officeooo:rsid="001fe4ee" style:font-weight-asian="normal" style:font-weight-complex="normal"/>
    </style:style>
    <style:style style:name="T8" style:family="text">
      <style:text-properties style:text-position="0% 100%" fo:font-weight="normal" officeooo:rsid="002bb766" style:font-weight-asian="normal" style:font-weight-complex="normal"/>
    </style:style>
    <style:style style:name="T9" style:family="text">
      <style:text-properties style:text-position="0% 100%" fo:font-weight="normal" officeooo:rsid="002c610d" style:font-weight-asian="normal" style:font-weight-complex="normal"/>
    </style:style>
    <style:style style:name="T10" style:family="text">
      <style:text-properties style:text-position="0% 100%" fo:font-weight="normal" officeooo:rsid="0035bfbc" style:font-weight-asian="normal" style:font-weight-complex="normal"/>
    </style:style>
    <style:style style:name="T11" style:family="text">
      <style:text-properties style:text-position="0% 100%" fo:font-weight="normal" officeooo:rsid="00371542" style:font-weight-asian="normal" style:font-weight-complex="normal"/>
    </style:style>
    <style:style style:name="T12" style:family="text">
      <style:text-properties style:text-position="0% 100%" fo:font-weight="normal" officeooo:rsid="004162e1" style:font-weight-asian="normal" style:font-weight-complex="normal"/>
    </style:style>
    <style:style style:name="T13" style:family="text">
      <style:text-properties officeooo:rsid="002953e3"/>
    </style:style>
    <style:style style:name="T14" style:family="text">
      <style:text-properties officeooo:rsid="002d6136"/>
    </style:style>
    <style:style style:name="T15" style:family="text">
      <style:text-properties officeooo:rsid="002d6208"/>
    </style:style>
    <style:style style:name="T16" style:family="text">
      <style:text-properties officeooo:rsid="002d98b3"/>
    </style:style>
    <style:style style:name="T17" style:family="text">
      <style:text-properties officeooo:rsid="002f0ada"/>
    </style:style>
    <style:style style:name="T18" style:family="text">
      <style:text-properties officeooo:rsid="002f9513"/>
    </style:style>
    <style:style style:name="T19" style:family="text">
      <style:text-properties officeooo:rsid="0034e025"/>
    </style:style>
    <style:style style:name="T20" style:family="text">
      <style:text-properties officeooo:rsid="003aa8ba"/>
    </style:style>
    <style:style style:name="T21" style:family="text">
      <style:text-properties officeooo:rsid="003bd136"/>
    </style:style>
    <style:style style:name="T22" style:family="text">
      <style:text-properties officeooo:rsid="003c8ae9"/>
    </style:style>
    <style:style style:name="T23" style:family="text">
      <style:text-properties officeooo:rsid="003eae28"/>
    </style:style>
    <style:style style:name="T24" style:family="text">
      <style:text-properties officeooo:rsid="0041c1e3"/>
    </style:style>
    <style:style style:name="T25" style:family="text">
      <style:text-properties officeooo:rsid="0042f71e"/>
    </style:style>
    <style:style style:name="T26" style:family="text">
      <style:text-properties officeooo:rsid="0048590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uscript</text:p>
      <text:p text:style-name="P13"><text:span text:style-name="T3">Analytical </text:span><text:span text:style-name="T4">m</text:span><text:span text:style-name="T1">ethods </text:span><text:span text:style-name="T20">to </text:span><text:span text:style-name="T21">guide predicti</text:span><text:span text:style-name="T22">ng </text:span><text:span text:style-name="T23">circular</text:span><text:span text:style-name="T22"> cases in foster care</text:span></text:p>
      <text:p text:style-name="P2">10/19/2020</text:p>
      <text:p text:style-name="P2"/>
      <text:list xml:id="list3564405003" text:style-name="L1">
        <text:list-item>
          <text:p text:style-name="P3">Background of prior research</text:p>
          <text:list>
            <text:list-item>
              <text:p text:style-name="P19">Overall insight into children’s movements <text:span text:style-name="T14">within system, </text:span><text:span text:style-name="T15">best characteristics from the data</text:span></text:p>
            </text:list-item>
            <text:list-item>
              <text:p text:style-name="P19">Successful <text:span text:style-name="T16">research –&gt; </text:span><text:s/>good insight into what best placement(s) etc are</text:p>
            </text:list-item>
          </text:list>
        </text:list-item>
      </text:list>
      <text:p text:style-name="P20"/>
      <text:list xml:id="list231223815019487" text:continue-numbering="true" text:style-name="L1">
        <text:list-item>
          <text:p text:style-name="P3"><text:span text:style-name="T13">Now, f</text:span>ocus on modeling and prediction of <text:span text:style-name="T5">removals </text:span><text:span text:style-name="T7">specifically</text:span></text:p>
          <text:list>
            <text:list-item>
              <text:p text:style-name="P21"><text:span text:style-name="T7">U</text:span><text:span text:style-name="T6">se ranking system for </text:span><text:span text:style-name="T9">placement_factor</text:span><text:span text:style-name="T6"> </text:span><text:span text:style-name="T8">in ML_frame</text:span></text:p>
            </text:list-item>
            <text:list-item>
              <text:p text:style-name="P32"><text:span text:style-name="T8">C</text:span><text:span text:style-name="T6">reating a classification problem out of enormous data</text:span></text:p>
            </text:list-item>
          </text:list>
        </text:list-item>
      </text:list>
      <text:p text:style-name="P22"><text:span text:style-name="T8"/></text:p>
      <text:list xml:id="list231224255286528" text:continue-numbering="true" text:style-name="L1">
        <text:list-item>
          <text:p text:style-name="P14"><text:span text:style-name="T6">Explain “severity” measurement </text:span><text:span text:style-name="T12">(or “circular” case designation)</text:span></text:p>
          <text:list>
            <text:list-item>
              <text:p text:style-name="P15"><text:span text:style-name="T6">Was focusing on placements before </text:span><text:span text:style-name="T10">(and leading to adoption / exiting system)</text:span></text:p>
              <text:list>
                <text:list-item>
                  <text:p text:style-name="P27"><text:span text:style-name="T10">o</text:span><text:span text:style-name="T6">ptimal route through the system</text:span></text:p>
                </text:list-item>
              </text:list>
            </text:list-item>
            <text:list-item>
              <text:p text:style-name="P15"><text:span text:style-name="T6">Now focusing </text:span><text:span text:style-name="T11">more closely </text:span><text:span text:style-name="T6">on number of removals</text:span></text:p>
            </text:list-item>
          </text:list>
        </text:list-item>
      </text:list>
      <text:p text:style-name="P16"><text:span text:style-name="T6"/></text:p>
      <text:list xml:id="list231223840909755" text:continue-numbering="true" text:style-name="L1">
        <text:list-item>
          <text:p text:style-name="P5"><text:span text:style-name="T24">Data</text:span></text:p>
          <text:list>
            <text:list-item>
              <text:p text:style-name="P5"><text:span text:style-name="T24">Basic description</text:span></text:p>
            </text:list-item>
            <text:list-item>
              <text:p text:style-name="P28">Removals df in particular gives insight into what I’m looking at</text:p>
            </text:list-item>
            <text:list-item>
              <text:p text:style-name="P5">New data</text:p>
            </text:list-item>
            <text:list-item>
              <text:p text:style-name="P31">IRS Data from tax returns 2019</text:p>
            </text:list-item>
          </text:list>
        </text:list-item>
      </text:list>
      <text:p text:style-name="P6"/>
      <text:list xml:id="list231223056175851" text:continue-numbering="true" text:style-name="L1">
        <text:list-item>
          <text:p text:style-name="P25"><text:span text:style-name="T25">Modeling features and </text:span>Feature engineering</text:p>
          <text:list>
            <text:list-item>
              <text:p text:style-name="P9">Conglomerating case by case</text:p>
            </text:list-item>
            <text:list-item>
              <text:p text:style-name="P7">Feature engineering</text:p>
            </text:list-item>
            <text:list-item>
              <text:p text:style-name="P12">Placement vs. Removal – <text:span text:style-name="T2">child can have a placement without removal</text:span></text:p>
            </text:list-item>
            <text:list-item>
              <text:p text:style-name="P10">Problems in ages as ages change with cases</text:p>
            </text:list-item>
            <text:list-item>
              <text:p text:style-name="P11">Number of caregivers vs. Number of participants</text:p>
            </text:list-item>
            <text:list-item>
              <text:p text:style-name="P26">Using ranking of relative vs. Non-relative <text:span text:style-name="T19">vs. Other</text:span></text:p>
            </text:list-item>
          </text:list>
        </text:list-item>
      </text:list>
      <text:p text:style-name="P8"/>
      <text:list xml:id="list231222674139821" text:continue-numbering="true" text:style-name="L1">
        <text:list-item>
          <text:p text:style-name="P3">Modeling – <text:span text:style-name="T26">classification</text:span></text:p>
          <text:list>
            <text:list-item>
              <text:p text:style-name="P17">RandomForest</text:p>
            </text:list-item>
            <text:list-item>
              <text:p text:style-name="P17">XGBoost</text:p>
            </text:list-item>
            <text:list-item>
              <text:p text:style-name="P17">NeuralNetwork</text:p>
            </text:list-item>
          </text:list>
        </text:list-item>
      </text:list>
      <text:p text:style-name="P18"/>
      <text:list xml:id="list231222702894505" text:continue-numbering="true" text:style-name="L1">
        <text:list-item>
          <text:p text:style-name="P3">Results</text:p>
          <text:list>
            <text:list-item>
              <text:p text:style-name="P4"><text:span text:style-name="T17">permutation importance</text:span></text:p>
            </text:list-item>
            <text:list-item>
              <text:p text:style-name="P23"><text:span text:style-name="T18">Mean Absolute Error</text:span></text:p>
            </text:list-item>
            <text:list-item>
              <text:p text:style-name="P23"><text:span text:style-name="T18">Further </text:span>Accuracy <text:span text:style-name="T18">measures?</text:span></text:p>
            </text:list-item>
          </text:list>
        </text:list-item>
      </text:list>
      <text:p text:style-name="P24"/>
      <text:list xml:id="list231222576639144" text:continue-numbering="true" text:style-name="L1">
        <text:list-item>
          <text:p text:style-name="P29">Conclusions</text:p>
        </text:list-item>
      </text:list>
      <text:p text:style-name="P30"/>
      <text:list xml:id="list231223857612212" text:continue-numbering="true" text:style-name="L1">
        <text:list-item>
          <text:p text:style-name="P29">Discussion and Difficulties</text:p>
          <text:list>
            <text:list-item>
              <text:p text:style-name="P29">Complete data</text:p>
            </text:list-item>
            <text:list-item>
              <text:p text:style-name="P29">Duplicate case ID’s 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9T19:53:17.302000000</meta:creation-date>
    <dc:date>2020-10-19T23:12:01.338000000</dc:date>
    <meta:editing-duration>PT3H18M20S</meta:editing-duration>
    <meta:editing-cycles>51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37" meta:word-count="218" meta:character-count="1351" meta:non-whitespace-character-count="1200"/>
  </office:meta>
</office:document-meta>
</file>